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</table:table-row>
        <table:table-row table:style-name="ro1">
          <table:table-cell office:value-type="string" calcext:value-type="string">
            <text:p>Parsing.Mai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at.Problem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Sourc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Pars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Pars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Build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Build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s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Sig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Variabl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Variabl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Solution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Solution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Config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at.Make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NF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arser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arser.Class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inter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ProblemExp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Source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&gt;instances.CNF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Pars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Parser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Writ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Builde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.Problem.Instances.CNF.Builder.Inte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 style:data-style-name="N2" text:time-value="15:09:46.826365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2:42:05.187069999</meta:creation-date>
    <dc:date>2015-07-13T16:11:49.933622959</dc:date>
    <meta:editing-duration>PT3H51M43S</meta:editing-duration>
    <meta:editing-cycles>16</meta:editing-cycles>
    <meta:generator>LibreOffice/4.2.8.2$Linux_X86_64 LibreOffice_project/420m0$Build-2</meta:generator>
    <meta:document-statistic meta:table-count="1" meta:cell-count="655" meta:object-count="0"/>
  </office:meta>
</office:document-meta>
</file>